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8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8" style:family="table-column">
      <style:table-column-properties fo:break-before="auto" style:column-width="106.34mm"/>
    </style:style>
    <style:style style:name="co19" style:family="table-column">
      <style:table-column-properties fo:break-before="auto" style:column-width="36.14mm"/>
    </style:style>
    <style:style style:name="co20" style:family="table-column">
      <style:table-column-properties fo:break-before="auto" style:column-width="34.84mm"/>
    </style:style>
    <style:style style:name="co21" style:family="table-column">
      <style:table-column-properties fo:break-before="auto" style:column-width="166.21mm"/>
    </style:style>
    <style:style style:name="co22" style:family="table-column">
      <style:table-column-properties fo:break-before="auto" style:column-width="185.98mm"/>
    </style:style>
    <style:style style:name="co23" style:family="table-column">
      <style:table-column-properties fo:break-before="auto" style:column-width="84.23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112">
      <style:table-cell-properties fo:background-color="#e6e6ff"/>
      <style:text-properties style:text-position="" fo:font-weight="normal" style:font-weight-asian="normal" style:font-weight-complex="normal"/>
    </style:style>
    <style:style style:name="ce2" style:family="table-cell" style:parent-style-name="Default"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style:text-position="" fo:font-weight="normal" style:font-weight-asian="normal" style:font-weight-complex="normal"/>
    </style:style>
    <style:style style:name="ce4" style:family="table-cell" style:parent-style-name="Default" style:data-style-name="N41">
      <style:text-properties style:text-position="" fo:font-weight="normal" style:font-weight-asian="normal" style:font-weight-complex="normal"/>
    </style:style>
    <style:style style:name="ce5" style:family="table-cell" style:parent-style-name="Default" style:data-style-name="N44">
      <style:text-properties style:text-position="" fo:font-weight="normal" style:font-weight-asian="normal" style:font-weight-complex="normal"/>
    </style:style>
    <style:style style:name="ce6" style:family="table-cell" style:parent-style-name="Default" style:data-style-name="N112">
      <style:text-properties style:text-position=""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style:text-position=""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style:text-position=""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style:text-position=""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 style:data-style-name="N41">
      <style:text-properties fo:font-weight="normal" style:font-weight-asian="normal" style:font-weight-complex="normal"/>
    </style:style>
    <style:style style:name="ce16" style:family="table-cell" style:parent-style-name="Default" style:data-style-name="N44">
      <style:text-properties fo:font-weight="normal" style:font-weight-asian="normal" style:font-weight-complex="normal"/>
    </style:style>
    <style:style style:name="ce17" style:family="table-cell" style:parent-style-name="Default" style:data-style-name="N112">
      <style:text-properties fo:font-weight="normal" style:font-weight-asian="normal" style:font-weight-complex="normal"/>
    </style:style>
    <style:style style:name="ce1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1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2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2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2" style:family="table-cell" style:parent-style-name="Default">
      <style:text-properties fo:font-style="italic" style:font-style-asian="italic" style:font-style-complex="italic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vertical-align="automatic"/>
    </style:style>
    <style:style style:name="ce2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>
      <style:text-properties style:font-name="Arial" fo:font-size="10pt" style:font-size-asian="10pt" style:font-size-complex="10pt"/>
    </style:style>
    <style:style style:name="ce28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29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30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text-position="super"/>
    </style:style>
    <style:style style:name="T3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8" table:default-cell-style-name="Default"/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27"/>
        <table:table-column table:style-name="co23" table:default-cell-style-name="Default"/>
        <table:table-column table:style-name="co8" table:number-columns-repeated="1016" table:default-cell-style-name="Default"/>
        <table:table-row table:style-name="ro1"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<text:span text:style-name="T3">Waytype</text:span></text:p>
          </table:table-cell>
          <table:table-cell table:style-name="ce12" office:value-type="string" calcext:value-type="string">
            <text:p>Comfort</text:p>
          </table:table-cell>
          <table:table-cell table:style-name="ce12" office:value-type="string" calcext:value-type="string">
            <text:p>Catering expected</text:p>
          </table:table-cell>
          <table:table-cell table:style-name="ce12" office:value-type="string" calcext:value-type="string">
            <text:p>Adjusted comfort</text:p>
          </table:table-cell>
          <table:table-cell table:style-name="ce12" office:value-type="string" calcext:value-type="string">
            <text:p>Notes</text:p>
          </table:table-cell>
          <table:table-cell table:style-name="ce25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table:style-name="ce14" office:value-type="string" calcext:value-type="string">
            <text:p>4 wheel Stanhope</text:p>
          </table:table-cell>
          <table:table-cell table:style-name="ce14" office:value-type="string" calcext:value-type="string">
            <text:p>Rail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formula="of:=[.C2]" office:value-type="float" office:value="10" calcext:value-type="float">
            <text:p>10</text:p>
          </table:table-cell>
          <table:table-cell table:style-name="ce12"/>
          <table:table-cell table:style-name="ce26" office:value-type="string" calcext:value-type="string">
            <text:p>Kidner, p. 8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4" calcext:value-type="float">
            <text:p>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22" office:value-type="string" calcext:value-type="string">
            <text:p>WHR/NWNG zoo car (not yet drawn)</text:p>
          </table:table-cell>
          <table:table-cell table:style-name="ce22" office:value-type="string" calcext:value-type="string">
            <text:p>Narrow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[.C27]" office:value-type="float" office:value="23" calcext:value-type="float">
            <text:p>23</text:p>
          </table:table-cell>
          <table:table-cell table:style-name="ce22"/>
          <table:table-cell table:style-name="ce28"/>
          <table:table-cell table:style-name="ce22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3" calcext:value-type="float">
            <text:p>23</text:p>
          </table:table-cell>
          <table:table-cell table:style-name="ce22"/>
          <table:table-cell table:style-name="ce28"/>
          <table:table-cell table:style-name="ce22" table:number-columns-repeated="1017"/>
        </table:table-row>
        <table:table-row table:style-name="ro3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4" calcext:value-type="float">
            <text:p>24</text:p>
          </table:table-cell>
          <table:table-cell table:style-name="ce22"/>
          <table:table-cell table:style-name="ce29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22" table:number-columns-repeated="1017"/>
        </table:table-row>
        <table:table-row table:style-name="ro3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4" calcext:value-type="float">
            <text:p>24</text:p>
          </table:table-cell>
          <table:table-cell table:style-name="ce22"/>
          <table:table-cell table:style-name="ce29"/>
          <table:table-cell table:style-name="ce22" table:number-columns-repeated="1017"/>
        </table:table-row>
        <table:table-row table:style-name="ro3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5" calcext:value-type="float">
            <text:p>25</text:p>
          </table:table-cell>
          <table:table-cell table:style-name="ce22"/>
          <table:table-cell table:style-name="ce29"/>
          <table:table-cell table:style-name="ce22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51" calcext:value-type="float">
            <text:p>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27" office:value-type="string" calcext:value-type="string">
            <text:p>http://www.emus.co.uk/zone/mersey/mersey.htm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99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57" calcext:value-type="float">
            <text:p>57</text:p>
          </table:table-cell>
          <table:table-cell table:style-name="ce23"/>
          <table:table-cell table:style-name="ce30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12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20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28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50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61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70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279]+5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31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75" calcext:value-type="float">
            <text:p>75</text:p>
          </table:table-cell>
          <table:table-cell office:value-type="string" calcext:value-type="string">
            <text:p>5ft 10 9/16 between compartment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307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348]+16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31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57]+5" office:value-type="float" office:value="85" calcext:value-type="float">
            <text:p>85</text:p>
          </table:table-cell>
          <table:table-cell/>
          <table:table-cell table:style-name="ce30"/>
          <table:table-cell table:number-columns-repeated="1017"/>
        </table:table-row>
        <table:table-row table:style-name="ro3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80" calcext:value-type="float">
            <text:p>80</text:p>
          </table:table-cell>
          <table:table-cell/>
          <table:table-cell table:style-name="ce30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31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67]+5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373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84" calcext:value-type="float">
            <text:p>84</text:p>
          </table:table-cell>
          <table:table-cell/>
          <table:table-cell table:style-name="ce30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84" calcext:value-type="float">
            <text:p>84</text:p>
          </table:table-cell>
          <table:table-cell/>
          <table:table-cell table:style-name="ce30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384]+5" office:value-type="float" office:value="89" calcext:value-type="float">
            <text:p>89</text:p>
          </table:table-cell>
          <table:table-cell/>
          <table:table-cell table:style-name="ce30"/>
          <table:table-cell table:number-columns-repeated="1017"/>
        </table:table-row>
        <table:table-row table:style-name="ro3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30" office:value-type="string" calcext:value-type="string">
            <text:p>http://www.airships.net/delag-passenger-zeppelin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30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395]+20" office:value-type="float" office:value="106" calcext:value-type="float">
            <text:p>1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88" calcext:value-type="float">
            <text:p>88</text:p>
          </table:table-cell>
          <table:table-cell table:style-name="ce2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88" calcext:value-type="float">
            <text:p>88</text:p>
          </table:table-cell>
          <table:table-cell table:style-name="ce24"/>
          <table:table-cell office:value-type="string" calcext:value-type="string">
            <text:p>Jenkinson, pp. 433-43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407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414]+10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415]+20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418]+20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419]+10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420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21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23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24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31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31" office:value-type="string" calcext:value-type="string">
            <text:p>??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427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33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35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443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444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445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450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451]+5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452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31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455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456]+2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101" calcext:value-type="float">
            <text:p>101</text:p>
          </table:table-cell>
          <table:table-cell office:value-type="string" calcext:value-type="string">
            <text:p>4/7<text:span text:style-name="T2">th</text:span>s lavatory access. 6Ft 5 between compartments.</text:p>
          </table:table-cell>
          <table:table-cell table:style-name="ce31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31"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31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31"/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31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64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65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66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467]+25" office:value-type="float" office:value="128" calcext:value-type="float">
            <text:p>1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69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471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72]+5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473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475]+5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476]+16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478]+5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480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481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483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488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489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491]+16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494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495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496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497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498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500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501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503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504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505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507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508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509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510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512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513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515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516]+2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517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518]+20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519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520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521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22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23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524]+5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25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527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528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529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30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31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32]+16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“t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34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35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36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130" calcext:value-type="float">
            <text:p>1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541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542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543]+10" office:value-type="float" office:value="140" calcext:value-type="float">
            <text:p>1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544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545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547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548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549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50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51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52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553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554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555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556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31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557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31"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558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31"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559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560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563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564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565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566]+16" office:value-type="float" office:value="151" calcext:value-type="float">
            <text:p>1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567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568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569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570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71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72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73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74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75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76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578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579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80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81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82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583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84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85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86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587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588]+16" office:value-type="float" office:value="155" calcext:value-type="float">
            <text:p>1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89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90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91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592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593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594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595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596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597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598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599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00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01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02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03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04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05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06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07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08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609]+16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610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611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12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13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614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615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616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17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18]+20" office:value-type="float" office:value="167" calcext:value-type="float">
            <text:p>1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619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620]" office:value-type="float" office:value="148" calcext:value-type="float">
            <text:p>1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621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622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623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624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625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626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627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628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629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630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631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632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633]+10" office:value-type="float" office:value="163" calcext:value-type="float">
            <text:p>1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634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635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636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637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38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39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40]+16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41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FO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642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643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644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45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46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47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648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649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650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51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52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53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654]+16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655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656]+20" office:value-type="float" office:value="180" calcext:value-type="float">
            <text:p>1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657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658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659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60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61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62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663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664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665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666]+20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667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668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669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70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71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72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73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74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675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676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677]+20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678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679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680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681]+16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682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683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684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685]+20" office:value-type="float" office:value="195" calcext:value-type="float">
            <text:p>1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686]+16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687]+20" office:value-type="float" office:value="196" calcext:value-type="float">
            <text:p>1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688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689]+20" office:value-type="float" office:value="198" calcext:value-type="float">
            <text:p>1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690]+25" office:value-type="float" office:value="204" calcext:value-type="float">
            <text:p>2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691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692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693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694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695]+20" office:value-type="float" office:value="214" calcext:value-type="float">
            <text:p>2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696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697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698]+25" office:value-type="float" office:value="221" calcext:value-type="float">
            <text:p>2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699]+20" office:value-type="float" office:value="217" calcext:value-type="float">
            <text:p>2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700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701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702]+20" office:value-type="float" office:value="222" calcext:value-type="float">
            <text:p>2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703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704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705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706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707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708]+25" office:value-type="float" office:value="245" calcext:value-type="float">
            <text:p>245</text:p>
          </table:table-cell>
          <table:table-cell table:number-columns-repeated="1019"/>
        </table:table-row>
        <table:table-row table:style-name="ro3" table:number-rows-repeated="104786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708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1">00/00/0000</text:date>, <text:time style:data-style-name="N2" text:time-value="18:20:52.7625037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8-04-01T18:32:12.564569586</dc:date>
    <meta:editing-duration>P64DT1H21M10S</meta:editing-duration>
    <meta:editing-cycles>1388</meta:editing-cycles>
    <meta:generator>LibreOffice/5.1.6.2$Linux_X86_64 LibreOffice_project/10m0$Build-2</meta:generator>
    <dc:creator>James Petts</dc:creator>
    <meta:document-statistic meta:table-count="3" meta:cell-count="4416" meta:object-count="0"/>
  </office:meta>
</office:document-meta>
</file>